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561.94pt" svg:y="348.58pt">
            <loext:p draw:notify-on-update-of-ranges="Sheet1.G12:Sheet1.G12 Sheet1.A4:Sheet1.A27 Sheet1.A2:Sheet1.A2 Sheet1.B4:Sheet1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7.77pt" svg:y="76.62pt">
            <loext:p draw:notify-on-update-of-ranges="Sheet1.D4:Sheet1.D27 Sheet1.D2:Sheet1.D3 Sheet1.E4:Sheet1.E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9.38pt" svg:y="382.48pt">
            <loext:p draw:notify-on-update-of-ranges="Sheet1.D53:Sheet1.D53 Sheet1.A53:Sheet1.A65 Sheet1.A51:Sheet1.A51 Sheet1.B53:Sheet1.B6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51.04pt" svg:y="589.38pt">
            <loext:p draw:notify-on-update-of-ranges="Sheet1.H56:Sheet1.H56 Sheet1.M57:Sheet1.M69 Sheet1.M53:Sheet1.M53 Sheet1.N57:Sheet1.N6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6pt" svg:x="201.37pt" svg:y="956.95pt">
            <loext:p draw:notify-on-update-of-ranges="Sheet1.I72:Sheet1.I72 Sheet1.M76:Sheet1.M99 Sheet1.M53:Sheet1.M53 Sheet1.N57:Sheet1.N69 Sheet1.M74:Sheet1.M74 Sheet1.N76:Sheet1.N9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xm vs error</text:p>
          </table:table-cell>
          <table:table-cell table:number-columns-repeated="2"/>
          <table:table-cell office:value-type="string" calcext:value-type="string">
            <text:p>iteration vs relative error (Bisection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teration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33333" calcext:value-type="float">
            <text:p>0.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3333" calcext:value-type="float">
            <text:p>0.333333</text:p>
          </table:table-cell>
          <table:table-cell table:number-columns-repeated="9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111111" calcext:value-type="float">
            <text:p>0.1111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1111" calcext:value-type="float">
            <text:p>0.111111</text:p>
          </table:table-cell>
          <table:table-cell table:number-columns-repeated="9"/>
        </table:table-row>
        <table:table-row table:style-name="ro1">
          <table:table-cell office:value-type="float" office:value="59.375" calcext:value-type="float">
            <text:p>59.375</text:p>
          </table:table-cell>
          <table:table-cell office:value-type="float" office:value="0.0526316" calcext:value-type="float">
            <text:p>0.05263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26316" calcext:value-type="float">
            <text:p>0.0526316</text:p>
          </table:table-cell>
          <table:table-cell table:number-columns-repeated="9"/>
        </table:table-row>
        <table:table-row table:style-name="ro1">
          <table:table-cell office:value-type="float" office:value="60.9375" calcext:value-type="float">
            <text:p>60.9375</text:p>
          </table:table-cell>
          <table:table-cell office:value-type="float" office:value="0.025641" calcext:value-type="float">
            <text:p>0.0256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25641" calcext:value-type="float">
            <text:p>0.025641</text:p>
          </table:table-cell>
          <table:table-cell table:number-columns-repeated="9"/>
        </table:table-row>
        <table:table-row table:style-name="ro1">
          <table:table-cell office:value-type="float" office:value="60.1562" calcext:value-type="float">
            <text:p>60.1562</text:p>
          </table:table-cell>
          <table:table-cell office:value-type="float" office:value="0.012987" calcext:value-type="float">
            <text:p>0.0129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2987" calcext:value-type="float">
            <text:p>0.012987</text:p>
          </table:table-cell>
          <table:table-cell table:number-columns-repeated="9"/>
        </table:table-row>
        <table:table-row table:style-name="ro1">
          <table:table-cell office:value-type="float" office:value="59.7656" calcext:value-type="float">
            <text:p>59.7656</text:p>
          </table:table-cell>
          <table:table-cell office:value-type="float" office:value="0.00653595" calcext:value-type="float">
            <text:p>0.006535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653595" calcext:value-type="float">
            <text:p>0.00653595</text:p>
          </table:table-cell>
          <table:table-cell table:number-columns-repeated="9"/>
        </table:table-row>
        <table:table-row table:style-name="ro1">
          <table:table-cell office:value-type="float" office:value="59.9609" calcext:value-type="float">
            <text:p>59.9609</text:p>
          </table:table-cell>
          <table:table-cell office:value-type="float" office:value="0.00325733" calcext:value-type="float">
            <text:p>0.003257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325733" calcext:value-type="float">
            <text:p>0.00325733</text:p>
          </table:table-cell>
          <table:table-cell table:number-columns-repeated="9"/>
        </table:table-row>
        <table:table-row table:style-name="ro1">
          <table:table-cell office:value-type="float" office:value="59.8633" calcext:value-type="float">
            <text:p>59.8633</text:p>
          </table:table-cell>
          <table:table-cell office:value-type="float" office:value="0.00163132" calcext:value-type="float">
            <text:p>0.001631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163132" calcext:value-type="float">
            <text:p>0.00163132</text:p>
          </table:table-cell>
          <table:table-cell table:number-columns-repeated="9"/>
        </table:table-row>
        <table:table-row table:style-name="ro1">
          <table:table-cell office:value-type="float" office:value="59.8145" calcext:value-type="float">
            <text:p>59.8145</text:p>
          </table:table-cell>
          <table:table-cell office:value-type="float" office:value="0.000816327" calcext:value-type="float">
            <text:p>0.0008163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0816327" calcext:value-type="float">
            <text:p>0.000816327</text:p>
          </table:table-cell>
          <table:table-cell table:number-columns-repeated="9"/>
        </table:table-row>
        <table:table-row table:style-name="ro1">
          <table:table-cell office:value-type="float" office:value="59.8389" calcext:value-type="float">
            <text:p>59.8389</text:p>
          </table:table-cell>
          <table:table-cell office:value-type="float" office:value="0.000407997" calcext:value-type="float">
            <text:p>0.0004079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407997" calcext:value-type="float">
            <text:p>0.000407997</text:p>
          </table:table-cell>
          <table:table-cell table:number-columns-repeated="9"/>
        </table:table-row>
        <table:table-row table:style-name="ro1">
          <table:table-cell office:value-type="float" office:value="59.8511" calcext:value-type="float">
            <text:p>59.8511</text:p>
          </table:table-cell>
          <table:table-cell office:value-type="float" office:value="0.000203957" calcext:value-type="float">
            <text:p>0.0002039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0203957" calcext:value-type="float">
            <text:p>0.000203957</text:p>
          </table:table-cell>
          <table:table-cell table:number-columns-repeated="9"/>
        </table:table-row>
        <table:table-row table:style-name="ro1">
          <table:table-cell office:value-type="float" office:value="59.845" calcext:value-type="float">
            <text:p>59.845</text:p>
          </table:table-cell>
          <table:table-cell office:value-type="float" office:value="0.000101989" calcext:value-type="float">
            <text:p>0.0001019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101989" calcext:value-type="float">
            <text:p>0.000101989</text:p>
          </table:table-cell>
          <table:table-cell table:number-columns-repeated="9"/>
        </table:table-row>
        <table:table-row table:style-name="ro1">
          <table:table-cell office:value-type="float" office:value="59.8419" calcext:value-type="float">
            <text:p>59.8419</text:p>
          </table:table-cell>
          <table:table-cell table:style-name="ce1" office:value-type="float" office:value="0.000050997" calcext:value-type="float">
            <text:p>5.10E-0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0.000050997" calcext:value-type="float">
            <text:p>5.10E-05</text:p>
          </table:table-cell>
          <table:table-cell table:number-columns-repeated="9"/>
        </table:table-row>
        <table:table-row table:style-name="ro1">
          <table:table-cell office:value-type="float" office:value="59.8404" calcext:value-type="float">
            <text:p>59.8404</text:p>
          </table:table-cell>
          <table:table-cell table:style-name="ce1" office:value-type="float" office:value="0.0000254991" calcext:value-type="float">
            <text:p>2.55E-0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0.0000254991" calcext:value-type="float">
            <text:p>2.55E-05</text:p>
          </table:table-cell>
          <table:table-cell table:number-columns-repeated="9"/>
        </table:table-row>
        <table:table-row table:style-name="ro1">
          <table:table-cell office:value-type="float" office:value="59.8412" calcext:value-type="float">
            <text:p>59.8412</text:p>
          </table:table-cell>
          <table:table-cell table:style-name="ce1" office:value-type="float" office:value="0.0000127494" calcext:value-type="float">
            <text:p>1.27E-0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float" office:value="0.0000127494" calcext:value-type="float">
            <text:p>1.27E-05</text:p>
          </table:table-cell>
          <table:table-cell table:number-columns-repeated="9"/>
        </table:table-row>
        <table:table-row table:style-name="ro1">
          <table:table-cell office:value-type="float" office:value="59.8408" calcext:value-type="float">
            <text:p>59.8408</text:p>
          </table:table-cell>
          <table:table-cell table:style-name="ce1" office:value-type="float" office:value="0.00000637475" calcext:value-type="float">
            <text:p>6.37E-0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0.00000637475" calcext:value-type="float">
            <text:p>6.37E-06</text:p>
          </table:table-cell>
          <table:table-cell table:number-columns-repeated="9"/>
        </table:table-row>
        <table:table-row table:style-name="ro1">
          <table:table-cell office:value-type="float" office:value="59.841" calcext:value-type="float">
            <text:p>59.841</text:p>
          </table:table-cell>
          <table:table-cell table:style-name="ce1" office:value-type="float" office:value="0.00000318736" calcext:value-type="float">
            <text:p>3.19E-06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float" office:value="0.00000318736" calcext:value-type="float">
            <text:p>3.19E-06</text:p>
          </table:table-cell>
          <table:table-cell table:number-columns-repeated="9"/>
        </table:table-row>
        <table:table-row table:style-name="ro1">
          <table:table-cell office:value-type="float" office:value="59.8411" calcext:value-type="float">
            <text:p>59.8411</text:p>
          </table:table-cell>
          <table:table-cell table:style-name="ce1" office:value-type="float" office:value="0.00000159368" calcext:value-type="float">
            <text:p>1.59E-0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0.00000159368" calcext:value-type="float">
            <text:p>1.59E-06</text:p>
          </table:table-cell>
          <table:table-cell table:number-columns-repeated="9"/>
        </table:table-row>
        <table:table-row table:style-name="ro1">
          <table:table-cell office:value-type="float" office:value="59.841" calcext:value-type="float">
            <text:p>59.841</text:p>
          </table:table-cell>
          <table:table-cell table:style-name="ce1" office:value-type="float" office:value="0.00000079684" calcext:value-type="float">
            <text:p>7.97E-0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0.00000079684" calcext:value-type="float">
            <text:p>7.97E-07</text:p>
          </table:table-cell>
          <table:table-cell table:number-columns-repeated="9"/>
        </table:table-row>
        <table:table-row table:style-name="ro1">
          <table:table-cell office:value-type="float" office:value="59.841" calcext:value-type="float">
            <text:p>59.841</text:p>
          </table:table-cell>
          <table:table-cell table:style-name="ce1" office:value-type="float" office:value="0.00000039842" calcext:value-type="float">
            <text:p>3.98E-0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0.00000039842" calcext:value-type="float">
            <text:p>3.98E-07</text:p>
          </table:table-cell>
          <table:table-cell table:number-columns-repeated="9"/>
        </table:table-row>
        <table:table-row table:style-name="ro1">
          <table:table-cell office:value-type="float" office:value="59.841" calcext:value-type="float">
            <text:p>59.841</text:p>
          </table:table-cell>
          <table:table-cell table:style-name="ce1" office:value-type="float" office:value="0.00000019921" calcext:value-type="float">
            <text:p>1.99E-07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0.00000019921" calcext:value-type="float">
            <text:p>1.99E-07</text:p>
          </table:table-cell>
          <table:table-cell table:number-columns-repeated="9"/>
        </table:table-row>
        <table:table-row table:style-name="ro1">
          <table:table-cell office:value-type="float" office:value="59.841" calcext:value-type="float">
            <text:p>59.841</text:p>
          </table:table-cell>
          <table:table-cell table:style-name="ce1" office:value-type="float" office:value="0.000000099605" calcext:value-type="float">
            <text:p>9.96E-08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0.000000099605" calcext:value-type="float">
            <text:p>9.96E-08</text:p>
          </table:table-cell>
          <table:table-cell table:number-columns-repeated="9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office:value-type="string" calcext:value-type="string">
            <text:p><text:s/>xr and erro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72.3196" calcext:value-type="float">
            <text:p>72.3196</text:p>
          </table:table-cell>
          <table:table-cell office:value-type="float" office:value="0.172547" calcext:value-type="float">
            <text:p>0.172547</text:p>
          </table:table-cell>
          <table:table-cell table:number-columns-repeated="10"/>
          <table:table-cell office:value-type="string" calcext:value-type="string">
            <text:p>iteration vs error (false position)</text:p>
          </table:table-cell>
          <table:table-cell/>
        </table:table-row>
        <table:table-row table:style-name="ro1">
          <table:table-cell office:value-type="float" office:value="63.3705" calcext:value-type="float">
            <text:p>63.3705</text:p>
          </table:table-cell>
          <table:table-cell office:value-type="float" office:value="0.141219" calcext:value-type="float">
            <text:p>0.141219</text:p>
          </table:table-cell>
          <table:table-cell table:number-columns-repeated="12"/>
        </table:table-row>
        <table:table-row table:style-name="ro1">
          <table:table-cell office:value-type="float" office:value="60.7936" calcext:value-type="float">
            <text:p>60.7936</text:p>
          </table:table-cell>
          <table:table-cell office:value-type="float" office:value="0.0423872" calcext:value-type="float">
            <text:p>0.0423872</text:p>
          </table:table-cell>
          <table:table-cell table:number-columns-repeated="12"/>
        </table:table-row>
        <table:table-row table:style-name="ro1">
          <table:table-cell office:value-type="float" office:value="60.0941" calcext:value-type="float">
            <text:p>60.0941</text:p>
          </table:table-cell>
          <table:table-cell office:value-type="float" office:value="0.01164" calcext:value-type="float">
            <text:p>0.01164</text:p>
          </table:table-cell>
          <table:table-cell table:number-columns-repeated="12"/>
        </table:table-row>
        <table:table-row table:style-name="ro1">
          <table:table-cell office:value-type="float" office:value="59.908" calcext:value-type="float">
            <text:p>59.908</text:p>
          </table:table-cell>
          <table:table-cell office:value-type="float" office:value="0.00310686" calcext:value-type="float">
            <text:p>0.0031068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172547" calcext:value-type="float">
            <text:p>0.172547</text:p>
          </table:table-cell>
        </table:table-row>
        <table:table-row table:style-name="ro1">
          <table:table-cell office:value-type="float" office:value="59.8587" calcext:value-type="float">
            <text:p>59.8587</text:p>
          </table:table-cell>
          <table:table-cell office:value-type="float" office:value="0.000822674" calcext:value-type="float">
            <text:p>0.00082267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1219" calcext:value-type="float">
            <text:p>0.141219</text:p>
          </table:table-cell>
        </table:table-row>
        <table:table-row table:style-name="ro1">
          <table:table-cell office:value-type="float" office:value="59.8457" calcext:value-type="float">
            <text:p>59.8457</text:p>
          </table:table-cell>
          <table:table-cell office:value-type="float" office:value="0.000217373" calcext:value-type="float">
            <text:p>0.00021737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423872" calcext:value-type="float">
            <text:p>0.0423872</text:p>
          </table:table-cell>
        </table:table-row>
        <table:table-row table:style-name="ro1">
          <table:table-cell office:value-type="float" office:value="59.8423" calcext:value-type="float">
            <text:p>59.8423</text:p>
          </table:table-cell>
          <table:table-cell table:style-name="ce1" office:value-type="float" office:value="0.0000574031" calcext:value-type="float">
            <text:p>5.74E-0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01164" calcext:value-type="float">
            <text:p>0.01164</text:p>
          </table:table-cell>
        </table:table-row>
        <table:table-row table:style-name="ro1">
          <table:table-cell office:value-type="float" office:value="59.8414" calcext:value-type="float">
            <text:p>59.8414</text:p>
          </table:table-cell>
          <table:table-cell table:style-name="ce1" office:value-type="float" office:value="0.0000151566" calcext:value-type="float">
            <text:p>1.52E-0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00310686" calcext:value-type="float">
            <text:p>0.00310686</text:p>
          </table:table-cell>
        </table:table-row>
        <table:table-row table:style-name="ro1">
          <table:table-cell office:value-type="float" office:value="59.8411" calcext:value-type="float">
            <text:p>59.8411</text:p>
          </table:table-cell>
          <table:table-cell table:style-name="ce1" office:value-type="float" office:value="0.00000400175" calcext:value-type="float">
            <text:p>4.00E-0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00822674" calcext:value-type="float">
            <text:p>0.000822674</text:p>
          </table:table-cell>
        </table:table-row>
        <table:table-row table:style-name="ro1">
          <table:table-cell office:value-type="float" office:value="59.8411" calcext:value-type="float">
            <text:p>59.8411</text:p>
          </table:table-cell>
          <table:table-cell table:style-name="ce1" office:value-type="float" office:value="0.00000105656" calcext:value-type="float">
            <text:p>1.06E-06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000217373" calcext:value-type="float">
            <text:p>0.000217373</text:p>
          </table:table-cell>
        </table:table-row>
        <table:table-row table:style-name="ro1">
          <table:table-cell office:value-type="float" office:value="59.8411" calcext:value-type="float">
            <text:p>59.8411</text:p>
          </table:table-cell>
          <table:table-cell table:style-name="ce1" office:value-type="float" office:value="0.000000278956" calcext:value-type="float">
            <text:p>2.79E-0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style-name="ce1" office:value-type="float" office:value="0.0000574031" calcext:value-type="float">
            <text:p>5.74E-05</text:p>
          </table:table-cell>
        </table:table-row>
        <table:table-row table:style-name="ro1">
          <table:table-cell office:value-type="float" office:value="59.841" calcext:value-type="float">
            <text:p>59.841</text:p>
          </table:table-cell>
          <table:table-cell table:style-name="ce1" office:value-type="float" office:value="0.000000073651" calcext:value-type="float">
            <text:p>7.37E-08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style-name="ce1" office:value-type="float" office:value="0.0000151566" calcext:value-type="float">
            <text:p>1.52E-05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table:style-name="ce1" office:value-type="float" office:value="0.00000400175" calcext:value-type="float">
            <text:p>4.00E-06</text:p>
          </table:table-cell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table:style-name="ce1" office:value-type="float" office:value="0.00000105656" calcext:value-type="float">
            <text:p>1.06E-06</text:p>
          </table:table-cell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style-name="ce1" office:value-type="float" office:value="0.000000278956" calcext:value-type="float">
            <text:p>2.79E-07</text:p>
          </table:table-cell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table:style-name="ce1" office:value-type="float" office:value="0.000000073651" calcext:value-type="float">
            <text:p>7.37E-08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iteration vs relative error (Bisection)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iteration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111111" calcext:value-type="float">
            <text:p>0.111111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0526316" calcext:value-type="float">
            <text:p>0.0526316</text:p>
          </table:table-cell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025641" calcext:value-type="float">
            <text:p>0.025641</text:p>
          </table:table-cell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012987" calcext:value-type="float">
            <text:p>0.012987</text:p>
          </table:table-cell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0.00653595" calcext:value-type="float">
            <text:p>0.00653595</text:p>
          </table:table-cell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0.00325733" calcext:value-type="float">
            <text:p>0.00325733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0.00163132" calcext:value-type="float">
            <text:p>0.00163132</text:p>
          </table:table-cell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0.000816327" calcext:value-type="float">
            <text:p>0.000816327</text:p>
          </table:table-cell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0.000407997" calcext:value-type="float">
            <text:p>0.000407997</text:p>
          </table:table-cell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0.000203957" calcext:value-type="float">
            <text:p>0.000203957</text:p>
          </table:table-cell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0.000101989" calcext:value-type="float">
            <text:p>0.000101989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table:style-name="ce1" office:value-type="float" office:value="0.000050997" calcext:value-type="float">
            <text:p>5.10E-05</text:p>
          </table:table-cell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table:style-name="ce1" office:value-type="float" office:value="0.0000254991" calcext:value-type="float">
            <text:p>2.55E-05</text:p>
          </table:table-cell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table:style-name="ce1" office:value-type="float" office:value="0.0000127494" calcext:value-type="float">
            <text:p>1.27E-05</text:p>
          </table:table-cell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table:style-name="ce1" office:value-type="float" office:value="0.00000637475" calcext:value-type="float">
            <text:p>6.37E-06</text:p>
          </table:table-cell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table:style-name="ce1" office:value-type="float" office:value="0.00000318736" calcext:value-type="float">
            <text:p>3.19E-06</text:p>
          </table:table-cell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table:style-name="ce1" office:value-type="float" office:value="0.00000159368" calcext:value-type="float">
            <text:p>1.59E-06</text:p>
          </table:table-cell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table:style-name="ce1" office:value-type="float" office:value="0.00000079684" calcext:value-type="float">
            <text:p>7.97E-07</text:p>
          </table:table-cell>
        </table:table-row>
        <table:table-row table:style-name="ro1">
          <table:table-cell table:number-columns-repeated="12"/>
          <table:table-cell office:value-type="float" office:value="22" calcext:value-type="float">
            <text:p>22</text:p>
          </table:table-cell>
          <table:table-cell table:style-name="ce1" office:value-type="float" office:value="0.00000039842" calcext:value-type="float">
            <text:p>3.98E-07</text:p>
          </table:table-cell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table:style-name="ce1" office:value-type="float" office:value="0.00000019921" calcext:value-type="float">
            <text:p>1.99E-07</text:p>
          </table:table-cell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 table:style-name="ce1" office:value-type="float" office:value="0.000000099605" calcext:value-type="float">
            <text:p>9.96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1:05:54.915719289</meta:creation-date>
    <dc:date>2018-09-13T01:46:15.362244977</dc:date>
    <meta:editing-duration>PT9M14S</meta:editing-duration>
    <meta:editing-cycles>1</meta:editing-cycles>
    <meta:document-statistic meta:table-count="1" meta:cell-count="205" meta:object-count="5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358cm" svg:y="0.317cm" chart:style-name="ch2">
          <text:p>xm and relative approximation error </text:p>
        </chart:title>
        <chart:subtitle svg:x="6.434cm" svg:y="1.275cm" chart:style-name="ch3">
          <text:p>Bisection method</text:p>
        </chart:subtitle>
        <chart:legend chart:legend-position="end" svg:x="12.908cm" svg:y="4.204cm" style:legend-expansion="high" chart:style-name="ch4"/>
        <chart:plot-area chart:style-name="ch5" table:cell-range-address="Sheet1.G12:Sheet1.G12 Sheet1.A4:Sheet1.B27 Sheet1.A2:Sheet1.A2" chart:data-source-has-labels="both" svg:x="1.33cm" svg:y="2.138cm" svg:width="11.259cm" svg:height="5.707cm">
          <chartooo:coordinate-region svg:x="2.057cm" svg:y="2.138cm" svg:width="10.532cm" svg:height="4.116cm"/>
          <chart:axis chart:dimension="x" chart:name="primary-x" chart:style-name="ch6" chartooo:axis-type="auto">
            <chartooo:date-scale/>
            <chart:title svg:x="6.69cm" svg:y="8.025cm" chart:style-name="ch7">
              <text:p>xm</text:p>
            </chart:title>
            <chart:categories table:cell-range-address="Sheet1.A4:Sheet1.A27"/>
          </chart:axis>
          <chart:axis chart:dimension="y" chart:name="primary-y" chart:style-name="ch6">
            <chart:title svg:x="0.451cm" svg:y="7.033cm" chart:style-name="ch8">
              <text:p>relative approximation error</text:p>
            </chart:title>
            <chart:grid chart:style-name="ch9" chart:class="major"/>
          </chart:axis>
          <chart:series chart:style-name="ch10" chart:values-cell-range-address="Sheet1.B4:Sheet1.B27" chart:label-cell-address="Sheet1.A2:Sheet1.A2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 vs error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4:Sheet1.A27</svg:desc>
                </draw:g>
              </table:table-cell>
              <table:table-cell office:value-type="float" office:value="1">
                <text:p>1</text:p>
                <draw:g>
                  <svg:desc>Sheet1.B4:Sheet1.B27</svg:desc>
                </draw:g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6.25">
                <text:p>56.25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float" office:value="59.375">
                <text:p>59.375</text:p>
              </table:table-cell>
              <table:table-cell office:value-type="float" office:value="0.0526316">
                <text:p>0.0526316</text:p>
              </table:table-cell>
            </table:table-row>
            <table:table-row>
              <table:table-cell office:value-type="float" office:value="60.9375">
                <text:p>60.9375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float" office:value="60.1562">
                <text:p>60.1562</text:p>
              </table:table-cell>
              <table:table-cell office:value-type="float" office:value="0.012987">
                <text:p>0.012987</text:p>
              </table:table-cell>
            </table:table-row>
            <table:table-row>
              <table:table-cell office:value-type="float" office:value="59.7656">
                <text:p>59.7656</text:p>
              </table:table-cell>
              <table:table-cell office:value-type="float" office:value="0.00653595">
                <text:p>0.00653595</text:p>
              </table:table-cell>
            </table:table-row>
            <table:table-row>
              <table:table-cell office:value-type="float" office:value="59.9609">
                <text:p>59.9609</text:p>
              </table:table-cell>
              <table:table-cell office:value-type="float" office:value="0.00325733">
                <text:p>0.00325733</text:p>
              </table:table-cell>
            </table:table-row>
            <table:table-row>
              <table:table-cell office:value-type="float" office:value="59.8633">
                <text:p>59.8633</text:p>
              </table:table-cell>
              <table:table-cell office:value-type="float" office:value="0.00163132">
                <text:p>0.00163132</text:p>
              </table:table-cell>
            </table:table-row>
            <table:table-row>
              <table:table-cell office:value-type="float" office:value="59.8145">
                <text:p>59.8145</text:p>
              </table:table-cell>
              <table:table-cell office:value-type="float" office:value="0.000816327">
                <text:p>0.000816327</text:p>
              </table:table-cell>
            </table:table-row>
            <table:table-row>
              <table:table-cell office:value-type="float" office:value="59.8389">
                <text:p>59.8389</text:p>
              </table:table-cell>
              <table:table-cell office:value-type="float" office:value="0.000407997">
                <text:p>0.000407997</text:p>
              </table:table-cell>
            </table:table-row>
            <table:table-row>
              <table:table-cell office:value-type="float" office:value="59.8511">
                <text:p>59.8511</text:p>
              </table:table-cell>
              <table:table-cell office:value-type="float" office:value="0.000203957">
                <text:p>0.000203957</text:p>
              </table:table-cell>
            </table:table-row>
            <table:table-row>
              <table:table-cell office:value-type="float" office:value="59.845">
                <text:p>59.845</text:p>
              </table:table-cell>
              <table:table-cell office:value-type="float" office:value="0.000101989">
                <text:p>0.000101989</text:p>
              </table:table-cell>
            </table:table-row>
            <table:table-row>
              <table:table-cell office:value-type="float" office:value="59.8419">
                <text:p>59.8419</text:p>
              </table:table-cell>
              <table:table-cell office:value-type="float" office:value="0.000050997">
                <text:p>0.000050997</text:p>
              </table:table-cell>
            </table:table-row>
            <table:table-row>
              <table:table-cell office:value-type="float" office:value="59.8404">
                <text:p>59.8404</text:p>
              </table:table-cell>
              <table:table-cell office:value-type="float" office:value="0.0000254991">
                <text:p>0.0000254991</text:p>
              </table:table-cell>
            </table:table-row>
            <table:table-row>
              <table:table-cell office:value-type="float" office:value="59.8412">
                <text:p>59.8412</text:p>
              </table:table-cell>
              <table:table-cell office:value-type="float" office:value="0.0000127494">
                <text:p>0.0000127494</text:p>
              </table:table-cell>
            </table:table-row>
            <table:table-row>
              <table:table-cell office:value-type="float" office:value="59.8408">
                <text:p>59.8408</text:p>
              </table:table-cell>
              <table:table-cell office:value-type="float" office:value="0.00000637475">
                <text:p>0.00000637475</text:p>
              </table:table-cell>
            </table:table-row>
            <table:table-row>
              <table:table-cell office:value-type="float" office:value="59.841">
                <text:p>59.841</text:p>
              </table:table-cell>
              <table:table-cell office:value-type="float" office:value="0.00000318736">
                <text:p>0.00000318736</text:p>
              </table:table-cell>
            </table:table-row>
            <table:table-row>
              <table:table-cell office:value-type="float" office:value="59.8411">
                <text:p>59.8411</text:p>
              </table:table-cell>
              <table:table-cell office:value-type="float" office:value="0.00000159368">
                <text:p>0.00000159368</text:p>
              </table:table-cell>
            </table:table-row>
            <table:table-row>
              <table:table-cell office:value-type="float" office:value="59.841">
                <text:p>59.841</text:p>
              </table:table-cell>
              <table:table-cell office:value-type="float" office:value="0.00000079684">
                <text:p>0.00000079684</text:p>
              </table:table-cell>
            </table:table-row>
            <table:table-row>
              <table:table-cell office:value-type="float" office:value="59.841">
                <text:p>59.841</text:p>
              </table:table-cell>
              <table:table-cell office:value-type="float" office:value="0.00000039842">
                <text:p>0.00000039842</text:p>
              </table:table-cell>
            </table:table-row>
            <table:table-row>
              <table:table-cell office:value-type="float" office:value="59.841">
                <text:p>59.841</text:p>
              </table:table-cell>
              <table:table-cell office:value-type="float" office:value="0.00000019921">
                <text:p>0.00000019921</text:p>
              </table:table-cell>
            </table:table-row>
            <table:table-row>
              <table:table-cell office:value-type="float" office:value="59.841">
                <text:p>59.841</text:p>
              </table:table-cell>
              <table:table-cell office:value-type="float" office:value="0.000000099605">
                <text:p>0.000000099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8cm" svg:y="0.316cm" chart:style-name="ch2">
          <text:p> Iteration vs relative approximation error</text:p>
        </chart:title>
        <chart:subtitle svg:x="6.435cm" svg:y="1.275cm" chart:style-name="ch3">
          <text:p>Bisection method</text:p>
        </chart:subtitle>
        <chart:legend chart:legend-position="end" svg:x="10.317cm" svg:y="4.002cm" style:legend-expansion="high" chart:style-name="ch4"/>
        <chart:plot-area chart:style-name="ch5" table:cell-range-address="Sheet1.D2:Sheet1.D27 Sheet1.E4:Sheet1.E27" chart:data-source-has-labels="both" svg:x="1.331cm" svg:y="2.138cm" svg:width="8.666cm" svg:height="5.701cm">
          <chartooo:coordinate-region svg:x="2.058cm" svg:y="2.338cm" svg:width="7.939cm" svg:height="4.709cm"/>
          <chart:axis chart:dimension="x" chart:name="primary-x" chart:style-name="ch6" chartooo:axis-type="auto">
            <chartooo:date-scale/>
            <chart:title svg:x="4.628cm" svg:y="8.019cm" chart:style-name="ch7">
              <text:p>no of iteration</text:p>
            </chart:title>
            <chart:categories table:cell-range-address="Sheet1.D4:Sheet1.D27"/>
          </chart:axis>
          <chart:axis chart:dimension="y" chart:name="primary-y" chart:style-name="ch6">
            <chart:title svg:x="0.451cm" svg:y="7.03cm" chart:style-name="ch8">
              <text:p>relative approximation error</text:p>
            </chart:title>
            <chart:grid chart:style-name="ch9" chart:class="major"/>
          </chart:axis>
          <chart:series chart:style-name="ch10" chart:values-cell-range-address="Sheet1.E4:Sheet1.E27" chart:label-cell-address="Sheet1.D2:Sheet1.D3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vs relative error (Bisection) iteration</text:p>
                <text:list>
                  <text:list-item>
                    <text:p>iteration vs relative error (Bisection)</text:p>
                  </text:list-item>
                  <text:list-item>
                    <text:p>iteration</text:p>
                  </text:list-item>
                </text:list>
                <draw:g>
                  <svg:desc>Sheet1.D2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4:Sheet1.D27</svg:desc>
                </draw:g>
              </table:table-cell>
              <table:table-cell office:value-type="float" office:value="1">
                <text:p>1</text:p>
                <draw:g>
                  <svg:desc>Sheet1.E4:Sheet1.E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26316">
                <text:p>0.0526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2987">
                <text:p>0.0129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53595">
                <text:p>0.006535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25733">
                <text:p>0.003257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63132">
                <text:p>0.001631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816327">
                <text:p>0.0008163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407997">
                <text:p>0.0004079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203957">
                <text:p>0.0002039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101989">
                <text:p>0.0001019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50997">
                <text:p>0.0000509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254991">
                <text:p>0.00002549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127494">
                <text:p>0.00001274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637475">
                <text:p>0.000006374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318736">
                <text:p>0.000003187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159368">
                <text:p>0.000001593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79684">
                <text:p>0.000000796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39842">
                <text:p>0.000000398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19921">
                <text:p>0.000000199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99605">
                <text:p>0.000000099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437cm" svg:y="0.316cm" chart:style-name="ch2">
          <text:p> xr and relative approximation error</text:p>
        </chart:title>
        <chart:subtitle svg:x="6.659cm" svg:y="1.275cm" chart:style-name="ch3">
          <text:p>False Position </text:p>
        </chart:subtitle>
        <chart:legend chart:legend-position="end" svg:x="12.802cm" svg:y="4.204cm" style:legend-expansion="high" chart:style-name="ch4"/>
        <chart:plot-area chart:style-name="ch5" table:cell-range-address="Sheet1.D53:Sheet1.D53 Sheet1.A53:Sheet1.B65 Sheet1.A51:Sheet1.A51" chart:data-source-has-labels="both" svg:x="1.33cm" svg:y="2.138cm" svg:width="11.153cm" svg:height="5.707cm">
          <chartooo:coordinate-region svg:x="2.242cm" svg:y="2.138cm" svg:width="10.009cm" svg:height="4.117cm"/>
          <chart:axis chart:dimension="x" chart:name="primary-x" chart:style-name="ch6" chartooo:axis-type="auto">
            <chartooo:date-scale/>
            <chart:title svg:x="6.716cm" svg:y="8.025cm" chart:style-name="ch7">
              <text:p>xr</text:p>
            </chart:title>
            <chart:categories table:cell-range-address="Sheet1.A53:Sheet1.A65"/>
          </chart:axis>
          <chart:axis chart:dimension="y" chart:name="primary-y" chart:style-name="ch6">
            <chart:title svg:x="0.451cm" svg:y="7.033cm" chart:style-name="ch8">
              <text:p>relative approximation error</text:p>
            </chart:title>
            <chart:grid chart:style-name="ch9" chart:class="major"/>
          </chart:axis>
          <chart:series chart:style-name="ch10" chart:values-cell-range-address="Sheet1.B53:Sheet1.B65" chart:label-cell-address="Sheet1.A51:Sheet1.A5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xr and error</text:p>
                <draw:g>
                  <svg:desc>Sheet1.A51:Sheet1.A51</svg:desc>
                </draw:g>
              </table:table-cell>
            </table:table-row>
          </table:table-header-rows>
          <table:table-rows>
            <table:table-row>
              <table:table-cell office:value-type="float" office:value="72.3196">
                <text:p>72.3196</text:p>
                <draw:g>
                  <svg:desc>Sheet1.A53:Sheet1.A65</svg:desc>
                </draw:g>
              </table:table-cell>
              <table:table-cell office:value-type="float" office:value="0.172547">
                <text:p>0.172547</text:p>
                <draw:g>
                  <svg:desc>Sheet1.B53:Sheet1.B65</svg:desc>
                </draw:g>
              </table:table-cell>
            </table:table-row>
            <table:table-row>
              <table:table-cell office:value-type="float" office:value="63.3705">
                <text:p>63.3705</text:p>
              </table:table-cell>
              <table:table-cell office:value-type="float" office:value="0.141219">
                <text:p>0.141219</text:p>
              </table:table-cell>
            </table:table-row>
            <table:table-row>
              <table:table-cell office:value-type="float" office:value="60.7936">
                <text:p>60.7936</text:p>
              </table:table-cell>
              <table:table-cell office:value-type="float" office:value="0.0423872">
                <text:p>0.0423872</text:p>
              </table:table-cell>
            </table:table-row>
            <table:table-row>
              <table:table-cell office:value-type="float" office:value="60.0941">
                <text:p>60.0941</text:p>
              </table:table-cell>
              <table:table-cell office:value-type="float" office:value="0.01164">
                <text:p>0.01164</text:p>
              </table:table-cell>
            </table:table-row>
            <table:table-row>
              <table:table-cell office:value-type="float" office:value="59.908">
                <text:p>59.908</text:p>
              </table:table-cell>
              <table:table-cell office:value-type="float" office:value="0.00310686">
                <text:p>0.00310686</text:p>
              </table:table-cell>
            </table:table-row>
            <table:table-row>
              <table:table-cell office:value-type="float" office:value="59.8587">
                <text:p>59.8587</text:p>
              </table:table-cell>
              <table:table-cell office:value-type="float" office:value="0.000822674">
                <text:p>0.000822674</text:p>
              </table:table-cell>
            </table:table-row>
            <table:table-row>
              <table:table-cell office:value-type="float" office:value="59.8457">
                <text:p>59.8457</text:p>
              </table:table-cell>
              <table:table-cell office:value-type="float" office:value="0.000217373">
                <text:p>0.000217373</text:p>
              </table:table-cell>
            </table:table-row>
            <table:table-row>
              <table:table-cell office:value-type="float" office:value="59.8423">
                <text:p>59.8423</text:p>
              </table:table-cell>
              <table:table-cell office:value-type="float" office:value="0.0000574031">
                <text:p>0.0000574031</text:p>
              </table:table-cell>
            </table:table-row>
            <table:table-row>
              <table:table-cell office:value-type="float" office:value="59.8414">
                <text:p>59.8414</text:p>
              </table:table-cell>
              <table:table-cell office:value-type="float" office:value="0.0000151566">
                <text:p>0.0000151566</text:p>
              </table:table-cell>
            </table:table-row>
            <table:table-row>
              <table:table-cell office:value-type="float" office:value="59.8411">
                <text:p>59.8411</text:p>
              </table:table-cell>
              <table:table-cell office:value-type="float" office:value="0.00000400175">
                <text:p>0.00000400175</text:p>
              </table:table-cell>
            </table:table-row>
            <table:table-row>
              <table:table-cell office:value-type="float" office:value="59.8411">
                <text:p>59.8411</text:p>
              </table:table-cell>
              <table:table-cell office:value-type="float" office:value="0.00000105656">
                <text:p>0.00000105656</text:p>
              </table:table-cell>
            </table:table-row>
            <table:table-row>
              <table:table-cell office:value-type="float" office:value="59.8411">
                <text:p>59.8411</text:p>
              </table:table-cell>
              <table:table-cell office:value-type="float" office:value="0.000000278956">
                <text:p>0.000000278956</text:p>
              </table:table-cell>
            </table:table-row>
            <table:table-row>
              <table:table-cell office:value-type="float" office:value="59.841">
                <text:p>59.841</text:p>
              </table:table-cell>
              <table:table-cell office:value-type="float" office:value="0.000000073651">
                <text:p>0.0000000736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08cm" svg:y="0.316cm" chart:style-name="ch2">
          <text:p>iteration and relative approximation error</text:p>
        </chart:title>
        <chart:subtitle svg:x="6.739cm" svg:y="1.275cm" chart:style-name="ch3">
          <text:p>False position</text:p>
        </chart:subtitle>
        <chart:legend chart:legend-position="end" svg:x="10.37cm" svg:y="4.002cm" style:legend-expansion="high" chart:style-name="ch4"/>
        <chart:plot-area chart:style-name="ch5" table:cell-range-address="Sheet1.H56:Sheet1.H56 Sheet1.M57:Sheet1.N69 Sheet1.M53:Sheet1.M53" chart:data-source-has-labels="both" svg:x="1.331cm" svg:y="2.138cm" svg:width="8.719cm" svg:height="5.701cm">
          <chartooo:coordinate-region svg:x="2.243cm" svg:y="2.337cm" svg:width="7.62cm" svg:height="4.855cm"/>
          <chart:axis chart:dimension="x" chart:name="primary-x" chart:style-name="ch6" chartooo:axis-type="auto">
            <chartooo:date-scale/>
            <chart:title svg:x="5.051cm" svg:y="8.019cm" chart:style-name="ch7">
              <text:p>iteration</text:p>
            </chart:title>
            <chart:categories table:cell-range-address="Sheet1.M57:Sheet1.M69"/>
          </chart:axis>
          <chart:axis chart:dimension="y" chart:name="primary-y" chart:style-name="ch6">
            <chart:title svg:x="0.451cm" svg:y="7.03cm" chart:style-name="ch8">
              <text:p>relative approximation error</text:p>
            </chart:title>
            <chart:grid chart:style-name="ch9" chart:class="major"/>
          </chart:axis>
          <chart:series chart:style-name="ch10" chart:values-cell-range-address="Sheet1.N57:Sheet1.N69" chart:label-cell-address="Sheet1.M53:Sheet1.M5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vs error (false position)</text:p>
                <draw:g>
                  <svg:desc>Sheet1.M53:Sheet1.M5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57:Sheet1.M69</svg:desc>
                </draw:g>
              </table:table-cell>
              <table:table-cell office:value-type="float" office:value="0.172547">
                <text:p>0.172547</text:p>
                <draw:g>
                  <svg:desc>Sheet1.N57:Sheet1.N6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1219">
                <text:p>0.1412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23872">
                <text:p>0.0423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64">
                <text:p>0.01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10686">
                <text:p>0.003106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822674">
                <text:p>0.0008226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217373">
                <text:p>0.0002173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574031">
                <text:p>0.00005740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151566">
                <text:p>0.00001515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400175">
                <text:p>0.000004001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105656">
                <text:p>0.000001056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278956">
                <text:p>0.0000002789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073651">
                <text:p>0.0000000736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436cm" svg:y="0.316cm" chart:style-name="ch2">
          <text:p>Bisection method vs False Position</text:p>
        </chart:title>
        <chart:subtitle svg:x="1.579cm" svg:y="1.275cm" chart:style-name="ch3">
          <text:p>Compare the relative approximate error with respect to number of iteration</text:p>
        </chart:subtitle>
        <chart:legend chart:legend-position="end" svg:x="10.315cm" svg:y="3.558cm" style:legend-expansion="high" chart:style-name="ch4"/>
        <chart:plot-area chart:style-name="ch5" table:cell-range-address="Sheet1.I72:Sheet1.I72 Sheet1.M76:Sheet1.N99 Sheet1.M53:Sheet1.M53 Sheet1.N57:Sheet1.N69 Sheet1.M74:Sheet1.M74" chart:data-source-has-labels="both" svg:x="1.33cm" svg:y="2.138cm" svg:width="8.666cm" svg:height="5.707cm">
          <chartooo:coordinate-region svg:x="2.057cm" svg:y="2.338cm" svg:width="7.939cm" svg:height="4.715cm"/>
          <chart:axis chart:dimension="x" chart:name="primary-x" chart:style-name="ch6" chartooo:axis-type="auto">
            <chartooo:date-scale/>
            <chart:title svg:x="5.024cm" svg:y="8.025cm" chart:style-name="ch7">
              <text:p>iteration</text:p>
            </chart:title>
            <chart:categories table:cell-range-address="Sheet1.M76:Sheet1.M99"/>
          </chart:axis>
          <chart:axis chart:dimension="y" chart:name="primary-y" chart:style-name="ch6">
            <chart:title svg:x="0.451cm" svg:y="6.9cm" chart:style-name="ch8">
              <text:p>relative approximate error</text:p>
            </chart:title>
            <chart:grid chart:style-name="ch9" chart:class="major"/>
          </chart:axis>
          <chart:series chart:style-name="ch10" chart:values-cell-range-address="Sheet1.N57:Sheet1.N69" chart:label-cell-address="Sheet1.M53:Sheet1.M53" chart:class="chart:line">
            <chart:data-point chart:repeated="13"/>
          </chart:series>
          <chart:series chart:style-name="ch11" chart:values-cell-range-address="Sheet1.N76:Sheet1.N99" chart:label-cell-address="Sheet1.M74:Sheet1.M74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vs error (false position)</text:p>
                <draw:g>
                  <svg:desc>Sheet1.M53:Sheet1.M53</svg:desc>
                </draw:g>
              </table:table-cell>
              <table:table-cell office:value-type="string">
                <text:p>iteration vs relative error (Bisection)</text:p>
                <draw:g>
                  <svg:desc>Sheet1.M74:Sheet1.M7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76:Sheet1.M99</svg:desc>
                </draw:g>
              </table:table-cell>
              <table:table-cell office:value-type="float" office:value="0.172547">
                <text:p>0.172547</text:p>
                <draw:g>
                  <svg:desc>Sheet1.N57:Sheet1.N69</svg:desc>
                </draw:g>
              </table:table-cell>
              <table:table-cell office:value-type="float" office:value="1">
                <text:p>1</text:p>
                <draw:g>
                  <svg:desc>Sheet1.N76:Sheet1.N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1219">
                <text:p>0.141219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23872">
                <text:p>0.04238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64">
                <text:p>0.01164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10686">
                <text:p>0.00310686</text:p>
              </table:table-cell>
              <table:table-cell office:value-type="float" office:value="0.0526316">
                <text:p>0.0526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822674">
                <text:p>0.000822674</text:p>
              </table:table-cell>
              <table:table-cell office:value-type="float" office:value="0.025641">
                <text:p>0.0256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217373">
                <text:p>0.000217373</text:p>
              </table:table-cell>
              <table:table-cell office:value-type="float" office:value="0.012987">
                <text:p>0.0129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574031">
                <text:p>0.0000574031</text:p>
              </table:table-cell>
              <table:table-cell office:value-type="float" office:value="0.00653595">
                <text:p>0.006535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151566">
                <text:p>0.0000151566</text:p>
              </table:table-cell>
              <table:table-cell office:value-type="float" office:value="0.00325733">
                <text:p>0.003257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400175">
                <text:p>0.00000400175</text:p>
              </table:table-cell>
              <table:table-cell office:value-type="float" office:value="0.00163132">
                <text:p>0.001631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105656">
                <text:p>0.00000105656</text:p>
              </table:table-cell>
              <table:table-cell office:value-type="float" office:value="0.000816327">
                <text:p>0.0008163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278956">
                <text:p>0.000000278956</text:p>
              </table:table-cell>
              <table:table-cell office:value-type="float" office:value="0.000407997">
                <text:p>0.0004079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073651">
                <text:p>0.000000073651</text:p>
              </table:table-cell>
              <table:table-cell office:value-type="float" office:value="0.000203957">
                <text:p>0.00020395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00101989">
                <text:p>0.0001019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00050997">
                <text:p>0.0000509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000254991">
                <text:p>0.00002549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0000127494">
                <text:p>0.00001274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00000637475">
                <text:p>0.000006374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00000318736">
                <text:p>0.000003187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00000159368">
                <text:p>0.000001593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00000079684">
                <text:p>0.000000796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00000039842">
                <text:p>0.000000398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0000019921">
                <text:p>0.000000199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000000099605">
                <text:p>0.0000000996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